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justify" style:justify-single-word="false" style:writing-mode="lr-tb"/>
    </style:style>
    <style:style style:name="P4" style:family="paragraph" style:parent-style-name="Standard">
      <style:paragraph-properties fo:margin-left="2.99cm" fo:margin-right="0cm" fo:text-align="start" style:justify-single-word="false" fo:text-indent="0cm" style:auto-text-indent="false" style:writing-mode="lr-tb"/>
    </style:style>
    <style:style style:name="P5" style:family="paragraph" style:parent-style-name="Standard" style:master-page-name="Standard">
      <style:paragraph-properties fo:text-align="justify" style:justify-single-word="false" style:page-number="auto" style:writing-mode="lr-tb">
        <style:tab-stops>
          <style:tab-stop style:position="9.753cm"/>
        </style:tab-stops>
      </style:paragraph-properties>
    </style:style>
    <style:style style:name="P6" style:family="paragraph" style:parent-style-name="Standard" style:list-style-name="L1">
      <style:paragraph-properties fo:text-align="justify" style:justify-single-word="false" style:writing-mode="lr-tb"/>
    </style:style>
    <style:style style:name="P7" style:family="paragraph" style:parent-style-name="Standard" style:list-style-name="L1">
      <style:paragraph-properties fo:margin-left="2.99cm" fo:margin-right="0cm" fo:text-align="start" style:justify-single-word="false" fo:text-indent="0cm" style:auto-text-indent="false" style:writing-mode="lr-tb"/>
    </style:style>
    <style:style style:name="P8" style:family="paragraph" style:parent-style-name="heading_20_1" style:list-style-name="WW8Num2">
      <style:paragraph-properties fo:text-align="justify" style:justify-single-word="false" style:writing-mode="lr-tb"/>
    </style:style>
    <style:style style:name="P9" style:family="paragraph" style:parent-style-name="heading_20_2" style:list-style-name="WW8Num2">
      <style:paragraph-properties fo:text-align="justify" style:justify-single-word="false" style:writing-mode="lr-tb"/>
      <style:text-properties fo:font-style="italic" style:font-style-asian="italic" style:font-style-complex="italic"/>
    </style:style>
    <style:style style:name="P10" style:family="paragraph" style:parent-style-name="heading_20_4" style:list-style-name="WW8Num2">
      <style:paragraph-properties fo:text-align="justify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ideapre66_montantaccorde"/>
        <text:user-field-decl office:value-type="string" office:string-value="" text:name="Aideapre66_Piececomptable66"/>
        <text:user-field-decl office:value-type="string" office:string-value="" text:name="aideapre66_pieceadministrative66"/>
      </text:user-field-decls>
      <text:p text:style-name="P5"><text:tab/><text:tab/><text:tab/><text:tab/><text:tab/><text:tab/><text:tab/><text:tab/><text:tab/>Perpignan, le </text:p>
      <text:p text:style-name="P1"/>
      <text:p text:style-name="P1"/>
      <text:p text:style-name="P1"/>
      <text:p text:style-name="P1"/>
      <text:p text:style-name="P1"/>
      <text:list xml:id="list2171709076" text:style-name="WW8Num2">
        <text:list-item>
          <text:h text:style-name="P8" text:outline-level="1"><text:span text:style-name="T2">Objet</text:span> : votre demande d'aide </text:h>
          <text:list>
            <text:list-item>
              <text:list>
                <text:list-item>
                  <text:list>
                    <text:list-item>
                      <text:h text:style-name="P10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2"><text:tab/><text:user-field-get text:name="Personne_qual"/> <text:s/><text:user-field-get text:name="Personne_nom"/> <text:s/><text:user-field-get text:name="Personne_prenom"/></text:p>
      <text:p text:style-name="P1"/>
      <text:p text:style-name="P3"><text:tab/>Dans le cadre de votre parcours d'insertion, vous avez fait une demande d'aide financière.</text:p>
      <text:p text:style-name="P1"/>
      <text:p text:style-name="P1"><text:tab/>J'ai le plaisir de vous informer que le Conseil Général, après étude de votre dossier, a décidé de vous accorder une aide d<text:span text:style-name="T4">e </text:span><text:span text:style-name="T4"><text:user-field-get text:name="Aideapre66_montantaccorde"/></text:span><text:span text:style-name="T4"> € inscr</text:span>ite dans le dispositif d'Aide Personnalisée au Retour à l'Emploi (FNSA).</text:p>
      <text:p text:style-name="P1"/>
      <text:p text:style-name="P1"><text:tab/>Je vous précise qu’à compter de la date d’envoi de ce courrier, vous avez <text:span text:style-name="T3">deux mois</text:span> pour faire parvenir à la Régie APRE (<text:span text:style-name="T1">Conseil Général, Direction des Politiques Sociales, Service APRE 25 rue petite la monnaie BP 142 66000 Perpignan</text:span>) les pièces ci-dessous :</text:p>
      <text:p text:style-name="P4"><text:user-field-get text:name="Aideapre66_Piececomptable66"/></text:p>
      <text:p text:style-name="P4">- copie de ce courrier,</text:p>
      <text:list xml:id="list1184793567" text:style-name="L1">
        <text:list-item>
          <text:p text:style-name="P7">le RIB du tiers (si versement à un tiers) .</text:p>
        </text:list-item>
        <text:list-item>
          <text:p text:style-name="P6"/>
        </text:list-item>
      </text:list>
      <text:p text:style-name="P1"><text:user-field-get text:name="aideapre66_pieceadministrative66"/></text:p>
      <text:p text:style-name="P1"><text:tab/>Passé ce délai, et sans nouvelle de votre part, l’aide sera automatiquement annulée.</text:p>
      <text:p text:style-name="P1"/>
      <text:p text:style-name="P1"><text:tab/>Dans l'attente, veuillez agréer, <text:user-field-get text:name="Personne_qual"/>,l'expression de mes salutations distinguées.</text:p>
      <text:p text:style-name="P1"/>
      <text:p text:style-name="P1"/>
      <text:list xml:id="list450064938" text:continue-list="list2171709076" text:style-name="WW8Num2">
        <text:list-item>
          <text:list>
            <text:list-item>
              <text:h text:style-name="P9" text:outline-level="2"><text:tab/><text:tab/><text:tab/><text:tab/><text:tab/><text:tab/><text:tab/>L'équipe de direction de la MSP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2pt" fo:language="fr" fo:country="FR" style:font-name-asian="Times New Roman" style:font-size-asian="12pt" style:language-asian="ar" style:country-asian="SA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8Num1z0" style:family="text">
      <style:text-properties style:font-name-complex="Times New Roman"/>
    </style:style>
    <style:style style:name="WW-Absatz-Standardschriftart111111111111111111111111111111111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2.499cm" fo:margin-right="1.9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0-04-15T14:22:00</meta:print-date>
    <meta:editing-duration>PT3H57M6S</meta:editing-duration>
    <meta:generator>LibreOffice/3.4$Unix LibreOffice_project/340m1$Build-402</meta:generator>
    <dc:date>2011-12-21T17:34:11</dc:date>
    <dc:creator>Arnaud Auzolat</dc:creator>
    <meta:editing-cycles>8</meta:editing-cycles>
    <meta:document-statistic meta:table-count="0" meta:image-count="0" meta:object-count="0" meta:page-count="1" meta:paragraph-count="13" meta:word-count="144" meta:character-count="889" meta:non-whitespace-character-count="720"/>
    <meta:user-defined meta:name="Info 1"/>
    <meta:user-defined meta:name="Info 2"/>
    <meta:user-defined meta:name="Info 3"/>
    <meta:user-defined meta:name="Info 4"/>
  </office:meta>
</office:document-meta>
</file>